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C3000000A25316F5EFE5CCB622.png" manifest:media-type="image/png"/>
  <manifest:file-entry manifest:full-path="Pictures/20000007000069D500007A9454F70196064D97A0.wmf" manifest:media-type="image/x-wmf"/>
  <manifest:file-entry manifest:full-path="Pictures/10000000000000C3000000A2D012D78EE3602E08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text-properties fo:language="ca" fo:country="ES" fo:background-color="#ffff00" style:language-complex="ar" style:country-complex="SA"/>
    </style:style>
    <style:style style:name="P17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1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19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0" style:family="paragraph" style:parent-style-name="Standard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1" style:family="paragraph" style:parent-style-name="Standard">
      <style:text-properties fo:color="#000000" style:font-name="aRIAL" fo:font-size="11pt" fo:language="ca" fo:country="ES" fo:font-style="normal" fo:font-weight="bold" officeooo:rsid="00e4bce9" officeooo:paragraph-rsid="00e4bce9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2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e4bce9" officeooo:paragraph-rsid="00e4bce9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1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2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3" style:family="paragraph" style:parent-style-name="Standard" style:list-style-name="L1"/>
    <style:style style:name="P34" style:family="paragraph" style:parent-style-name="Standard" style:list-style-name="L1">
      <style:text-properties fo:font-size="12pt" fo:language="ca" fo:country="ES" style:font-size-asian="12pt" style:language-asian="zxx" style:country-asian="none" style:font-size-complex="12pt" style:language-complex="ar" style:country-complex="SA"/>
    </style:style>
    <style:style style:name="P35" style:family="paragraph" style:parent-style-name="Standard">
      <style:text-properties fo:font-size="12pt" fo:language="ca" fo:country="ES" officeooo:paragraph-rsid="00e99673" style:font-size-asian="12pt" style:language-asian="zxx" style:country-asian="none" style:font-size-complex="12pt" style:language-complex="ar" style:country-complex="SA"/>
    </style:style>
    <style:style style:name="P36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37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38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9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style:font-size-asian="16pt" style:font-weight-asian="bold" style:font-size-complex="16pt"/>
    </style:style>
    <style:style style:name="T10" style:family="text">
      <style:text-properties officeooo:rsid="00dd0b04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background-color="transparent" loext:char-shading-value="0" style:font-size-asian="16pt" style:font-size-complex="1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d5d910" style:font-style-asian="normal" style:font-style-complex="normal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18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19" style:family="text">
      <style:text-properties style:font-name="Arial Black" fo:font-size="24pt" fo:font-weight="bold" officeooo:rsid="00e6bce9" fo:background-color="transparent" loext:char-shading-value="0" style:font-size-asian="24pt" style:font-weight-asian="bold" style:font-size-complex="24pt" style:font-weight-complex="bold"/>
    </style:style>
    <style:style style:name="T20" style:family="text">
      <style:text-properties officeooo:rsid="00e7b511"/>
    </style:style>
    <style:style style:name="T21" style:family="text">
      <style:text-properties officeooo:rsid="00e980dc"/>
    </style:style>
    <style:style style:name="T22" style:family="text">
      <style:text-properties officeooo:rsid="00e849ea"/>
    </style:style>
    <style:style style:name="T23" style:family="text">
      <style:text-properties officeooo:rsid="00e996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8">2251</text:span><text:span text:style-name="T9"> CFG</text:span><text:span text:style-name="T8">S Administració de Sistemes Informàtics</text:span></text:p>
      <text:p text:style-name="P22">2252 CFGS Desenvolupament d'Aplicacions Multiplataforma</text:p>
      <text:h text:style-name="P37" text:outline-level="1"><text:span text:style-name="T12">Mòdul 3</text:span><text:span text:style-name="T11"> – Programació bàsica</text:span></text:h>
      <text:h text:style-name="P39" text:outline-level="1">UF2 – <text:span text:style-name="T16">Programació modular</text:span></text:h>
      <text:p text:style-name="P18"><text:span text:style-name="T18">Document de resposta </text:span><text:span text:style-name="T17">de la tasca </text:span><text:span text:style-name="T19">3</text:span><text:span text:style-name="T17"> de l'activitat A407</text:span><text:span text:style-name="T7"> </text:span></text:p>
      <text:p text:style-name="P17"/>
      <text:p text:style-name="P25"/>
      <text:p text:style-name="P15"/>
      <text:p text:style-name="P19"/>
      <text:p text:style-name="P27">Forma i dates de lliurament</text:p>
      <text:p text:style-name="P16"/>
      <text:p text:style-name="P30">En cas que hagueu de lliurar diversos fitxers, comprimiu-los tots en un format <text:span text:style-name="T13">ZIP</text:span><text:span text:style-name="T14"> </text:span><text:span text:style-name="T15">incloeu aquest document prèviament omplert en el fitxer comprimit i lliureu-lo a la bústia de de lliuraments de la unitat 4 abans de la data límit. Intenteu respectar sempre la data recomanada.</text:span></text:p>
      <text:p text:style-name="P29"/>
      <text:p text:style-name="P26"/>
      <text:p text:style-name="P28">Resposta<text:bookmark-start text:name="__DdeLink__3243_1392924193"/></text:p>
      <text:h text:style-name="P38" text:outline-level="1"/>
      <text:p text:style-name="P21">Disseny descendent del procés que consisteix en <text:span text:style-name="T20">actualitzar les lletres disponibles per endevinar les paraules del joc tenint en compte els encerts que el jugador vagi fent a cada proposta</text:span>. É<text:span text:style-name="T23">s a dir, eliminant les lletres coincidents amb les de les paraules ja endevinades del diposit de lletres original.</text:span></text:p>
      <text:p text:style-name="P20"><text:bookmark-end text:name="__DdeLink__3243_1392924193"/></text:p>
      <text:list xml:id="list2077356025193841888" text:style-name="L1">
        <text:list-header>
          <text:p text:style-name="P33"/>
        </text:list-header>
      </text:list>
      <text:p text:style-name="P35"><text:span text:style-name="T22">Actualitzar </text:span>les lletres <text:span text:style-name="T22">del diposit</text:span>.</text:p>
      <text:list xml:id="list124736396230573" text:continue-numbering="true" text:style-name="L1">
        <text:list-item>
          <text:p text:style-name="P3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D012D78EE3602E08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5316F5EFE5CCB622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Pilar Bertrans</meta:initial-creator>
    <meta:creation-date>2011-07-26T20:32:45.570000000</meta:creation-date>
    <dc:language>es-ES</dc:language>
    <meta:editing-cycles>326</meta:editing-cycles>
    <meta:editing-duration>P5DT1H41M27S</meta:editing-duration>
    <dc:date>2015-10-01T12:47:34.453176564</dc:date>
    <dc:creator>josep </dc:creator>
    <meta:document-statistic meta:table-count="2" meta:image-count="3" meta:object-count="0" meta:page-count="1" meta:paragraph-count="28" meta:word-count="180" meta:character-count="1174" meta:non-whitespace-character-count="1015"/>
    <meta:user-defined meta:name="Info 1"/>
    <meta:user-defined meta:name="Info 2"/>
    <meta:user-defined meta:name="Info 3"/>
    <meta:user-defined meta:name="Info 4"/>
  </office:meta>
</office:document-meta>
</file>